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FreeSans, 'Liberation Sans', 'Nimbus Sans L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33333" style:font-name="Arial1" fo:language="uk" fo:country="UA" fo:font-style="normal" fo:font-weight="normal"/>
    </style:style>
    <style:style style:name="P2" style:family="paragraph" style:parent-style-name="Text_20_body">
      <style:text-properties fo:language="uk" fo:country="UA"/>
    </style:style>
    <style:style style:name="P3" style:family="paragraph" style:parent-style-name="Text_20_body">
      <style:paragraph-properties fo:text-align="start" style:justify-single-word="false" fo:orphans="2" fo:widows="2"/>
    </style:style>
    <style:style style:name="P4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9.7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9.75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9.7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666666" style:font-name="Arial1" fo:font-size="9.75pt" fo:letter-spacing="normal" fo:font-style="normal" fo:font-weight="normal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uk" fo:country="UA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9.75pt" fo:letter-spacing="normal" fo:font-style="normal" fo:font-weight="normal"/>
    </style:style>
    <style:style style:name="P1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Arial1" fo:font-size="9.75pt" fo:letter-spacing="normal" fo:language="uk" fo:country="UA" fo:font-style="normal" fo:font-weight="normal"/>
    </style:style>
    <style:style style:name="P13" style:family="paragraph" style:parent-style-name="Heading_20_3">
      <style:text-properties fo:font-variant="normal" fo:text-transform="none" fo:color="#333333" style:font-name="Arial1" fo:language="uk" fo:country="UA" fo:font-style="normal" fo:font-weight="normal"/>
    </style:style>
    <style:style style:name="T1" style:family="text">
      <style:text-properties fo:language="ru" fo:country="RU"/>
    </style:style>
    <style:style style:name="T2" style:family="text">
      <style:text-properties fo:language="uk" fo:country="UA"/>
    </style:style>
    <style:style style:name="T3" style:family="text">
      <style:text-properties fo:font-variant="normal" fo:text-transform="none" fo:color="#333333" style:font-name="Arial1" fo:font-style="normal" fo:font-weight="normal"/>
    </style:style>
    <style:style style:name="T4" style:family="text">
      <style:text-properties fo:font-variant="normal" fo:text-transform="none" fo:color="#333333" style:font-name="Arial1" fo:font-size="9pt" fo:letter-spacing="normal" fo:font-style="normal" fo:font-weight="normal"/>
    </style:style>
    <style:style style:name="T5" style:family="text">
      <style:text-properties fo:font-variant="normal" fo:text-transform="none" fo:color="#3e77aa" style:text-line-through-style="none" style:font-name="Arial1" fo:font-size="9.7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9d5faf" style:text-line-through-style="none" style:font-name="Arial1" fo:font-size="9pt" fo:letter-spacing="normal" fo:font-style="normal" style:text-underline-style="none" fo:font-weight="normal" style:text-blinking="false"/>
    </style:style>
    <style:style style:name="T7" style:family="text">
      <style:text-properties fo:color="#3e77aa" style:text-line-through-style="none" style:text-underline-style="none" style:text-blinking="false"/>
    </style:style>
    <style:style style:name="T8" style:family="text">
      <style:text-properties fo:color="#3e77aa" style:text-line-through-style="none" fo:letter-spacing="normal" style:text-underline-style="none" style:text-blinking="false"/>
    </style:style>
    <style:style style:name="T9" style:family="text">
      <style:text-properties fo:color="#3e77aa" style:text-line-through-style="none" fo:font-size="9.75pt" fo:letter-spacing="normal" style:text-underline-style="none" style:text-blinking="false"/>
    </style:style>
    <style:style style:name="T10" style:family="text">
      <style:text-properties fo:color="#9d5faf" style:text-line-through-style="none" style:text-underline-style="none" style:text-blinking="false"/>
    </style:style>
    <style:style style:name="T11" style:family="text">
      <style:text-properties fo:font-size="9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1)</text:span><text:a xlink:type="simple" xlink:href="mailto:Istyler.com@gmail.com" text:style-name="Internet_20_link" text:visited-style-name="Visited_20_Internet_20_Link">Istyler.com@gmail.com</text:a></text:p>
      <text:p text:style-name="P9"/>
      <text:p text:style-name="P10">Г.Киев ул.Ломоносова 43а</text:p>
      <text:p text:style-name="P10">Телефон<text:span text:style-name="T1">ы</text:span></text:p>
      <text:p text:style-name="P10"><text:span text:style-name="T1">0978881600</text:span></text:p>
      <text:p text:style-name="P10"><text:span text:style-name="T1">0992238977</text:span></text:p>
      <text:p text:style-name="P10"><text:span text:style-name="T1">График работы:</text:span>круглосуточно</text:p>
      <text:p text:style-name="P10"/>
      <text:p text:style-name="Standard"><text:span text:style-name="T2">2)</text:span><text:span text:style-name="T3">Способы доставки</text:span></text:p>
      <text:p text:style-name="P2"><text:bookmark text:name="delivery_button_2"/><text:a xlink:type="simple" xlink:href="http://rozetka.com.ua/payments-and-deliveries/#" text:style-name="Internet_20_link" text:visited-style-name="Visited_20_Internet_20_Link"><text:span text:style-name="T5">Новая Почта</text:span></text:a></text:p>
      <text:list xml:id="list4055027492703954256" text:style-name="L1">
        <text:list-header>
          <text:p text:style-name="P6">Доставка в отделение Новой Почты<text:line-break/><text:line-break/>С помощью доставки Новой Почтой, Вы можете получить товар даже в самых отдаленных уголках Украины.</text:p>
        </text:list-header>
      </text:list>
      <text:p text:style-name="P5"/>
      <text:p text:style-name="P5"/>
      <text:p text:style-name="P4"><text:bookmark text:name="delivery_button_4"/><text:a xlink:type="simple" xlink:href="http://rozetka.com.ua/payments-and-deliveries/#" text:style-name="Internet_20_link" text:visited-style-name="Visited_20_Internet_20_Link"><text:span text:style-name="T5">Адресная доставка по Киеву</text:span></text:a></text:p>
      <text:p text:style-name="P10"><text:span text:style-name="T4">Доставка курьером по адресу </text:span><text:line-break/><text:line-break/><text:span text:style-name="T4">Доставка производится до входа в здание</text:span><text:line-break/><text:span text:style-name="T4">Стоимость доставки 45 грн</text:span> </text:p>
      <text:p text:style-name="P10">При заказе от 1000 грн доставка бессплатная.</text:p>
      <text:p text:style-name="P10"/>
      <text:h text:style-name="P13" text:outline-level="3">3)Способы оплаты</text:h>
      <text:p text:style-name="P1"><text:bookmark text:name="payments_button_1"/><text:a xlink:type="simple" xlink:href="http://rozetka.com.ua/payments-and-deliveries/#" text:style-name="Internet_20_link" text:visited-style-name="Visited_20_Internet_20_Link"><text:span text:style-name="T9">Наличная</text:span></text:a></text:p>
      <text:list xml:id="list9182764584565944536" text:style-name="L3">
        <text:list-header>
          <text:p text:style-name="P7">Оплата наличными при получении товара</text:p>
          <text:p text:style-name="P7"/>
        </text:list-header>
      </text:list>
      <text:p text:style-name="P5"><text:bookmark text:name="payments_button_520"/><text:a xlink:type="simple" xlink:href="http://rozetka.com.ua/payments-and-deliveries/#" text:style-name="Internet_20_link" text:visited-style-name="Visited_20_Internet_20_Link"><text:span text:style-name="T7">Visa и MasterCard</text:span></text:a></text:p>
      <text:p text:style-name="P11"><text:span text:style-name="T11">Оплата заказа онлайн банковской картой Visa и MasterCard</text:span><text:line-break/><text:span text:style-name="T11">Доставка товара возможна только после подтверждения платежа.</text:span> </text:p>
      <text:p text:style-name="P11"/>
      <text:p text:style-name="P5"><text:a xlink:type="simple" xlink:href="http://rozetka.com.ua/contacts/" text:style-name="Internet_20_link" text:visited-style-name="Visited_20_Internet_20_Link"><text:span text:style-name="T7">График работы Call-центра</text:span></text:a></text:p>
      <text:list xml:id="list7823668092530944526" text:style-name="L5">
        <text:list-item>
          <text:p text:style-name="P8">В будние дни с 8 до 21</text:p>
        </text:list-item>
        <text:list-item>
          <text:p text:style-name="P8">Суббота с 9 до 20</text:p>
        </text:list-item>
        <text:list-item>
          <text:p text:style-name="P8">Воскресенье с 10 до 19</text:p>
        </text:list-item>
      </text:list>
      <text:p text:style-name="P11"/>
      <text:p text:style-name="P12">4)</text:p>
      <text:p text:style-name="P5"/>
      <text:p text:style-name="P1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FreeSans, 'Liberation Sans', 'Nimbus Sans L'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zar Kozachok</meta:initial-creator>
    <meta:creation-date>2016-12-18T11:46:10.59</meta:creation-date>
    <meta:document-statistic meta:table-count="0" meta:image-count="0" meta:object-count="0" meta:page-count="1" meta:paragraph-count="22" meta:word-count="110" meta:character-count="718"/>
    <dc:date>2016-12-18T12:01:52.84</dc:date>
    <dc:creator>Nazar Kozachok</dc:creator>
    <meta:editing-duration>PT31S</meta:editing-duration>
    <meta:editing-cycles>1</meta:editing-cycles>
    <meta:generator>OpenOffice/4.1.0$Win32 OpenOffice.org_project/410m18$Build-9764</meta:generator>
  </office:meta>
</office:document-meta>
</file>